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Droid Naskh Shift Alt" fo:font-size="12pt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Naskh Shift Alt" svg:font-family="'Droid Naskh Shift Al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8-25T23:07:15.957528643</dc:date>
    <meta:editing-duration>PT3M39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5.0.6.2$Linux_X86_64 LibreOffice_project/00m0$Build-2</meta:generator>
  </office:meta>
</office:document-meta>
</file>